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3cm" fo:min-width="0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2.214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end" style:writing-mode="rl-tb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052cm" svg:height="2.435cm" svg:x="3.543cm" svg:y="0.7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1.148cm" svg:height="2.594cm" svg:x="3.511cm" svg:y="0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511cm" svg:y1="2.13cm" svg:x2="4.659cm" svg:y2="2.13cm">
          <text:p/>
        </draw:line>
        <draw:line draw:style-name="gr3" draw:text-style-name="P1" draw:layer="layout" svg:x1="3.511cm" svg:y1="1.214cm" svg:x2="4.659cm" svg:y2="1.214cm">
          <text:p/>
        </draw:line>
        <draw:custom-shape draw:style-name="gr4" draw:text-style-name="P1" xml:id="id2" draw:id="id2" draw:layer="layout" svg:width="0.219cm" svg:height="0.852cm" svg:x="4.905cm" svg:y="1.2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3.258cm" svg:height="1.356cm" svg:x="5.304cm" svg:y="0.348cm">
          <draw:text-box>
            <text:p text:style-name="P2"><text:span text:style-name="T1">اگر <text:s text:c="2"/>کی قیمت <text:s text:c="2"/>ہو تو <text:s text:c="3"/>کی</text:span></text:p>
            <text:p text:style-name="P2"><text:span text:style-name="T1"><text:s/>قیمت <text:s text:c="3"/>یا <text:s text:c="3"/>ہو سکتی ہے</text:span><text:span text:style-name="T2"> </text:span></text:p>
          </draw:text-box>
        </draw:frame>
        <draw:frame draw:style-name="gr1" draw:layer="layout" svg:width="0.401cm" svg:height="0.309cm" svg:x="7.705cm" svg:y="0.54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13cm" svg:height="0.309cm" svg:x="5.808cm" svg:y="0.54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xml:id="id4" draw:id="id4" draw:layer="layout" svg:width="0.219cm" svg:height="0.852cm" svg:x="4.916cm" svg:y="2.285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0.351cm" svg:height="0.309cm" svg:x="7.351cm" svg:y="1.13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351cm" svg:height="0.309cm" svg:x="6.581cm" svg:y="0.51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351cm" svg:height="0.309cm" svg:x="6.91cm" svg:y="1.12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4" draw:text-style-name="P1" xml:id="id1" draw:id="id1" draw:layer="layout" svg:width="0.219cm" svg:height="0.852cm" svg:x="5.289cm" svg:y="0.606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219cm" svg:height="0.852cm" svg:x="5.354cm" svg:y="2.4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xml:id="id3" draw:id="id3" draw:layer="layout" svg:width="3.258cm" svg:height="1.356cm" svg:x="5.33cm" svg:y="2.116cm">
          <draw:text-box>
            <text:p text:style-name="P2"><text:span text:style-name="T1">اگر <text:s text:c="2"/>کی قیمت <text:s text:c="2"/>ہو تو <text:s text:c="3"/>کی</text:span></text:p>
            <text:p text:style-name="P2"><text:span text:style-name="T1"><text:s/>قیمت <text:s text:c="3"/>یا <text:s text:c="3"/>ہو سکتی ہے</text:span><text:span text:style-name="T2"> </text:span></text:p>
          </draw:text-box>
        </draw:frame>
        <draw:frame draw:style-name="gr1" draw:layer="layout" svg:width="0.401cm" svg:height="0.309cm" svg:x="7.699cm" svg:y="2.31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351cm" svg:height="0.309cm" svg:x="6.58cm" svg:y="2.2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351cm" svg:height="0.309cm" svg:x="6.916cm" svg:y="2.89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layer="layout" svg:width="0.351cm" svg:height="0.309cm" svg:x="7.378cm" svg:y="2.92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3" draw:text-style-name="P1" draw:layer="layout" draw:type="curve" svg:x1="5.292cm" svg:y1="1.032cm" svg:x2="5.124cm" svg:y2="1.704cm" draw:start-shape="id1" draw:start-glue-point="6" draw:end-shape="id2" draw:end-glue-point="6" svg:d="m5292 1032c-126 0-42 672-168 672">
          <text:p/>
        </draw:connector>
        <draw:connector draw:style-name="gr3" draw:text-style-name="P1" draw:layer="layout" draw:type="curve" svg:x1="5.33cm" svg:y1="2.794cm" svg:x2="5.135cm" svg:y2="2.711cm" draw:start-shape="id3" draw:start-glue-point="3" draw:end-shape="id4" draw:end-glue-point="6" svg:d="m5330 2794c-145 0-48-83-195-83">
          <text:p/>
        </draw:connector>
        <draw:frame draw:style-name="gr1" draw:layer="layout" svg:width="0.413cm" svg:height="0.309cm" svg:x="5.829cm" svg:y="2.3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1" xml:id="id6" draw:id="id6" draw:layer="layout" svg:width="1.433cm" svg:height="0.491cm" svg:x="3.304cm" svg:y="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325cm" svg:height="1.253cm" svg:x="0.18cm" svg:y="0.439cm">
          <draw:text-box>
            <text:p text:style-name="P2"><text:span text:style-name="T1">اس کو <text:s text:c="7"/>لکھ سکتے ہیں</text:span><text:span text:style-name="T2"> </text:span></text:p>
          </draw:text-box>
        </draw:frame>
        <draw:frame draw:style-name="gr1" xml:id="id5" draw:id="id5" draw:layer="layout" svg:width="0.588cm" svg:height="0.357cm" svg:x="2.02cm" svg:y="0.7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7" draw:text-style-name="P1" draw:layer="layout" draw:type="curve" svg:x1="2.314cm" svg:y1="1.123cm" svg:x2="3.304cm" svg:y2="1.421cm" draw:start-shape="id5" draw:start-glue-point="2" draw:end-shape="id6" draw:end-glue-point="6" svg:d="m2314 1123c0 199 330 298 990 298">
          <text:p/>
        </draw:connector>
        <draw:custom-shape draw:style-name="gr6" draw:text-style-name="P1" xml:id="id8" draw:id="id8" draw:layer="layout" svg:width="1.433cm" svg:height="0.491cm" svg:x="3.344cm" svg:y="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716cm" svg:height="1.356cm" svg:x="0.465cm" svg:y="1.872cm">
          <draw:text-box>
            <text:p text:style-name="P2"><text:span text:style-name="T1">اسی طرح اس کو <text:s text:c="7"/></text:span></text:p>
            <text:p text:style-name="P2"><text:span text:style-name="T1">لکھ سکتے ہیں</text:span><text:span text:style-name="T2"> </text:span></text:p>
          </draw:text-box>
        </draw:frame>
        <draw:frame draw:style-name="gr1" xml:id="id7" draw:id="id7" draw:layer="layout" svg:width="0.588cm" svg:height="0.357cm" svg:x="0.754cm" svg:y="2.058cm">
          <draw:object xlink:href="./Object 9" xlink:type="simple" xlink:show="embed" xlink:actuate="onLoad"/>
          <draw:image xlink:href="./ObjectReplacements/Object 9" xlink:type="simple" xlink:show="embed" xlink:actuate="onLoad"/>
          <draw:glue-point draw:id="4" svg:x="1.938cm" svg:y="-4.789cm"/>
        </draw:frame>
        <draw:connector draw:style-name="gr7" draw:text-style-name="P1" draw:layer="layout" draw:type="curve" draw:line-skew="0cm 0.822cm" svg:x1="1.161cm" svg:y1="2.066cm" svg:x2="3.344cm" svg:y2="2.429cm" draw:start-shape="id7" draw:start-glue-point="4" draw:end-shape="id8" draw:end-glue-point="6" svg:d="m1161 2066c0-762 1002-635 1480-354s433 717 703 7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13T09:17:36</dc:date>
    <dc:creator>kkk </dc:creator>
    <meta:editing-duration>PT6H43S</meta:editing-duration>
    <meta:editing-cycles>28</meta:editing-cycles>
    <meta:generator>LibreOffice/3.3$Linux LibreOffice_project/330m19$Build-401</meta:generator>
    <meta:document-statistic meta:object-count="30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i>B</mi>
              <mphantom>
                <mstyle>
                  <mrow>
                    <mrow>
                      <mi>'</mi>
                    </mrow>
                  </mrow>
                </mstyle>
              </mphantom>
              <mi>C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</mtable>
    </mrow>
    <annotation encoding="StarMath 5.0">stack{
B phantom{'} C #
0 phantom{0} 0 #
0 phantom{0} 1 #
1 phantom{0} 0 #
1 phantom{0} 1
}</annotation>
  </semantics>
</math>
</file>

<file path=Object 12/content.xml><?xml version="1.0" encoding="utf-8"?>
<math xmlns="http://www.w3.org/1998/Math/MathML">
  <semantics>
    <mrow>
      <mi>B</mi>
    </mrow>
    <annotation encoding="StarMath 5.0">B</annotation>
  </semantics>
</math>
</file>

<file path=Object 13/content.xml><?xml version="1.0" encoding="utf-8"?>
<math xmlns="http://www.w3.org/1998/Math/MathML">
  <semantics>
    <mrow>
      <mn>1</mn>
    </mrow>
    <annotation encoding="StarMath 5.0">1</annotation>
  </semantics>
</math>
</file>

<file path=Object 14/content.xml><?xml version="1.0" encoding="utf-8"?>
<math xmlns="http://www.w3.org/1998/Math/MathML">
  <semantics>
    <mrow>
      <mn>1</mn>
    </mrow>
    <annotation encoding="StarMath 5.0">1</annotation>
  </semantics>
</math>
</file>

<file path=Object 15/content.xml><?xml version="1.0" encoding="utf-8"?>
<math xmlns="http://www.w3.org/1998/Math/MathML">
  <semantics>
    <mrow>
      <mn>0</mn>
    </mrow>
    <annotation encoding="StarMath 5.0">0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5/content.xml><?xml version="1.0" encoding="utf-8"?>
<math xmlns="http://www.w3.org/1998/Math/MathML">
  <semantics>
    <mrow>
      <msub>
        <mn>00</mn>
        <mn>2</mn>
      </msub>
    </mrow>
    <annotation encoding="StarMath 5.0">00_2</annotation>
  </semantics>
</math>
</file>

<file path=Object 6/content.xml><?xml version="1.0" encoding="utf-8"?>
<math xmlns="http://www.w3.org/1998/Math/MathML">
  <semantics>
    <mrow>
      <mn>0</mn>
    </mrow>
    <annotation encoding="StarMath 5.0">0</annotation>
  </semantics>
</math>
</file>

<file path=Object 7/content.xml><?xml version="1.0" encoding="utf-8"?>
<math xmlns="http://www.w3.org/1998/Math/MathML">
  <semantics>
    <mrow>
      <mn>0</mn>
    </mrow>
    <annotation encoding="StarMath 5.0">0</annotation>
  </semantics>
</math>
</file>

<file path=Object 8/content.xml><?xml version="1.0" encoding="utf-8"?>
<math xmlns="http://www.w3.org/1998/Math/MathML">
  <semantics>
    <mrow>
      <mn>1</mn>
    </mrow>
    <annotation encoding="StarMath 5.0">1</annotation>
  </semantics>
</math>
</file>

<file path=Object 9/content.xml><?xml version="1.0" encoding="utf-8"?>
<math xmlns="http://www.w3.org/1998/Math/MathML">
  <semantics>
    <mrow>
      <msub>
        <mn>10</mn>
        <mn>2</mn>
      </msub>
    </mrow>
    <annotation encoding="StarMath 5.0">10_2</annotation>
  </semantics>
</math>
</file>